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rianne" svg:font-family="Marianne, arial, sans-serif"/>
    <style:font-face style:name="S hne" svg:font-family="'S hne', ui-sans-serif, system-ui, apple-system, 'Segoe UI', Roboto, Ubuntu, Cantarell, 'Noto Sans', sans-serif, 'Helvetica Neue', Arial, 'Apple Color Emoji', 'Segoe UI Emoji', 'Segoe UI Symbol', 'Noto Color Emoji'"/>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000000" loext:opacity="100%" officeooo:rsid="0004f2bf" officeooo:paragraph-rsid="0004f2bf"/>
    </style:style>
    <style:style style:name="P2" style:family="paragraph" style:parent-style-name="Text_20_body">
      <style:text-properties fo:color="#333333" loext:opacity="100%" style:font-name="Liberation Serif" fo:font-weight="normal" officeooo:rsid="0005fbe7" officeooo:paragraph-rsid="0004f2bf" style:font-weight-asian="normal" style:font-weight-complex="normal"/>
    </style:style>
    <style:style style:name="P3" style:family="paragraph" style:parent-style-name="Standard">
      <style:text-properties fo:font-variant="normal" fo:text-transform="none" fo:color="#333333" loext:opacity="100%" style:font-name="Liberation Serif" fo:font-size="10.5pt" fo:letter-spacing="normal" fo:font-style="normal" fo:font-weight="normal" officeooo:rsid="0005fbe7" officeooo:paragraph-rsid="0004f2bf" style:font-size-asian="10.5pt" style:font-weight-asian="normal" style:font-size-complex="10.5pt" style:font-weight-complex="normal"/>
    </style:style>
    <style:style style:name="P4" style:family="paragraph" style:parent-style-name="Standard">
      <style:text-properties fo:font-variant="normal" fo:text-transform="none" fo:color="#333333" loext:opacity="100%" style:font-name="Liberation Serif" fo:font-size="10.5pt" fo:letter-spacing="normal" fo:font-style="normal" fo:font-weight="normal" officeooo:rsid="0005fbe7" officeooo:paragraph-rsid="0005fbe7" style:font-size-asian="10.5pt" style:font-weight-asian="normal" style:font-size-complex="10.5pt" style:font-weight-complex="normal"/>
    </style:style>
    <style:style style:name="P5" style:family="paragraph" style:parent-style-name="Text_20_body" style:list-style-name="L1">
      <style:paragraph-properties fo:padding="0.049cm" fo:border="0.06pt solid #e3e3e3"/>
    </style:style>
    <style:style style:name="P6" style:family="paragraph" style:parent-style-name="Text_20_body" style:list-style-name="L1">
      <style:paragraph-properties fo:padding="0.049cm" fo:border="0.06pt solid #e3e3e3"/>
      <style:text-properties officeooo:paragraph-rsid="00097a20"/>
    </style:style>
    <style:style style:name="P7" style:family="paragraph" style:parent-style-name="Text_20_body" style:list-style-name="L1">
      <style:paragraph-properties fo:padding="0.049cm" fo:border="0.06pt solid #e3e3e3"/>
      <style:text-properties officeooo:paragraph-rsid="000a15bc"/>
    </style:style>
    <style:style style:name="P8" style:family="paragraph" style:parent-style-name="Text_20_body" style:list-style-name="L1">
      <style:paragraph-properties fo:padding="0.049cm" fo:border="0.06pt solid #e3e3e3"/>
      <style:text-properties officeooo:paragraph-rsid="000afb30"/>
    </style:style>
    <style:style style:name="P9" style:family="paragraph" style:parent-style-name="Text_20_body" style:list-style-name="L1">
      <style:paragraph-properties fo:padding="0.049cm" fo:border="0.06pt solid #e3e3e3"/>
      <style:text-properties officeooo:paragraph-rsid="000c5bc4"/>
    </style:style>
    <style:style style:name="P10" style:family="paragraph" style:parent-style-name="Text_20_body">
      <style:paragraph-properties fo:padding="0.049cm" fo:border="0.06pt solid #e3e3e3"/>
      <style:text-properties fo:font-size="10.5pt" style:font-size-asian="10.5pt" style:font-size-complex="10.5pt"/>
    </style:style>
    <style:style style:name="P11" style:family="paragraph" style:parent-style-name="Text_20_body" style:list-style-name="L1">
      <style:paragraph-properties fo:padding="0.049cm" fo:border="0.06pt solid #e3e3e3"/>
      <style:text-properties fo:color="#c9211e" loext:opacity="100%" fo:font-size="10.5pt" officeooo:paragraph-rsid="000a15bc" style:font-size-asian="10.5pt" style:font-size-complex="10.5pt"/>
    </style:style>
    <style:style style:name="P12" style:family="paragraph" style:parent-style-name="Text_20_body" style:list-style-name="L1">
      <style:paragraph-properties fo:padding="0.049cm" fo:border="0.06pt solid #e3e3e3"/>
      <style:text-properties fo:color="#c9211e" loext:opacity="100%" officeooo:paragraph-rsid="000a15bc"/>
    </style:style>
    <style:style style:name="P13" style:family="paragraph" style:parent-style-name="Text_20_body" style:list-style-name="L1">
      <style:paragraph-properties fo:padding="0.049cm" fo:border="0.06pt solid #e3e3e3"/>
      <style:text-properties fo:color="#00a933" loext:opacity="100%" fo:font-size="10.5pt" officeooo:paragraph-rsid="00097a20" style:font-size-asian="10.5pt" style:font-size-complex="10.5pt"/>
    </style:style>
    <style:style style:name="P14" style:family="paragraph" style:parent-style-name="Text_20_body" style:list-style-name="L1">
      <style:paragraph-properties fo:padding="0.049cm" fo:border="0.06pt solid #e3e3e3"/>
      <style:text-properties fo:color="#3465a4" loext:opacity="100%" officeooo:paragraph-rsid="000a456f"/>
    </style:style>
    <style:style style:name="P15" style:family="paragraph" style:parent-style-name="Text_20_body" style:list-style-name="L1">
      <style:paragraph-properties fo:padding="0.049cm" fo:border="0.06pt solid #e3e3e3"/>
      <style:text-properties fo:color="#ffbf00" loext:opacity="100%"/>
    </style:style>
    <style:style style:name="P16" style:family="paragraph" style:parent-style-name="Text_20_body" style:list-style-name="L1">
      <style:paragraph-properties fo:padding="0.049cm" fo:border="0.06pt solid #e3e3e3"/>
      <style:text-properties fo:color="#ffbf00" loext:opacity="100%" officeooo:paragraph-rsid="000c5bc4"/>
    </style:style>
    <style:style style:name="T1" style:family="text">
      <style:text-properties fo:font-variant="normal" fo:text-transform="none" fo:font-size="10.5pt" fo:letter-spacing="normal" fo:font-style="normal" style:font-size-asian="10.5pt" style:font-size-complex="10.5pt"/>
    </style:style>
    <style:style style:name="T2" style:family="text">
      <style:text-properties fo:font-variant="normal" fo:text-transform="none" fo:font-size="10.5pt" fo:letter-spacing="normal" fo:font-style="normal" style:font-size-asian="10.5pt" style:font-size-complex="10.5pt" loext:padding="0.049cm" loext:border="0.06pt solid #e3e3e3"/>
    </style:style>
    <style:style style:name="T3" style:family="text">
      <style:text-properties fo:font-variant="normal" fo:text-transform="none" fo:font-size="10.5pt" fo:letter-spacing="normal" fo:font-style="normal" officeooo:rsid="00078169" style:font-size-asian="10.5pt" style:font-size-complex="10.5pt"/>
    </style:style>
    <style:style style:name="T4" style:family="text">
      <style:text-properties fo:font-variant="normal" fo:text-transform="none" fo:font-size="10.5pt" fo:letter-spacing="normal" fo:font-style="normal" officeooo:rsid="000812c6" style:font-size-asian="10.5pt" style:font-size-complex="10.5pt"/>
    </style:style>
    <style:style style:name="T5" style:family="text">
      <style:text-properties fo:font-variant="normal" fo:text-transform="none" fo:color="#0d0d0d" loext:opacity="100%" style:font-name="S hne" fo:font-size="8pt" fo:letter-spacing="normal" fo:font-style="normal" fo:font-weight="normal"/>
    </style:style>
    <style:style style:name="T6" style:family="text">
      <style:text-properties fo:font-variant="normal" fo:text-transform="none" fo:color="#0d0d0d" loext:opacity="100%" style:font-name="S hne" fo:font-size="10.5pt" fo:letter-spacing="normal" fo:font-style="normal" fo:font-weight="normal" style:font-size-asian="10.5pt" style:font-size-complex="10.5pt"/>
    </style:style>
    <style:style style:name="T7" style:family="text">
      <style:text-properties fo:font-variant="normal" fo:text-transform="none" fo:color="#0d0d0d" loext:opacity="100%" style:font-name="S hne" fo:letter-spacing="normal" fo:font-style="normal" fo:font-weight="normal"/>
    </style:style>
    <style:style style:name="T8" style:family="text">
      <style:text-properties fo:font-variant="normal" fo:text-transform="none" style:font-name="S hne" fo:font-size="10.5pt" fo:letter-spacing="normal" fo:font-style="normal" fo:font-weight="normal" style:font-size-asian="10.5pt" style:font-size-complex="10.5pt"/>
    </style:style>
    <style:style style:name="T9" style:family="text">
      <style:text-properties fo:font-variant="normal" fo:text-transform="none" style:font-name="S hne" fo:letter-spacing="normal" fo:font-style="normal" fo:font-weight="normal"/>
    </style:style>
    <style:style style:name="T10" style:family="text">
      <style:text-properties fo:font-variant="normal" fo:text-transform="none" style:font-name="S hne" fo:font-size="8pt" fo:letter-spacing="normal" fo:font-style="normal" fo:font-weight="normal"/>
    </style:style>
    <style:style style:name="T11" style:family="text">
      <style:text-properties fo:font-variant="normal" fo:text-transform="none" fo:color="#c9211e" loext:opacity="100%" style:font-name="S hne" fo:font-size="10.5pt" fo:letter-spacing="normal" fo:font-style="normal" fo:font-weight="normal" style:font-size-asian="10.5pt" style:font-size-complex="10.5pt"/>
    </style:style>
    <style:style style:name="T12" style:family="text">
      <style:text-properties fo:font-variant="normal" fo:text-transform="none" fo:color="#333333" loext:opacity="100%" style:font-name="S hne" fo:font-size="10.5pt" fo:letter-spacing="normal" fo:font-style="normal" fo:font-weight="normal" style:font-size-asian="10.5pt" style:font-size-complex="10.5pt"/>
    </style:style>
    <style:style style:name="T13" style:family="text">
      <style:text-properties fo:font-variant="normal" fo:text-transform="none" fo:color="#00a933" loext:opacity="100%" style:font-name="S hne" fo:font-size="10.5pt" fo:letter-spacing="normal" fo:font-style="normal" fo:font-weight="normal" style:font-size-asian="10.5pt" style:font-size-complex="10.5pt"/>
    </style:style>
    <style:style style:name="T14" style:family="text">
      <style:text-properties fo:font-variant="normal" fo:text-transform="none" fo:color="#ffff00" loext:opacity="100%" style:font-name="S hne" fo:font-size="8pt" fo:letter-spacing="normal" fo:font-style="normal" fo:font-weight="normal"/>
    </style:style>
    <style:style style:name="T15" style:family="text">
      <style:text-properties fo:font-variant="normal" fo:text-transform="none" fo:color="#3465a4" loext:opacity="100%" style:font-name="S hne" fo:font-size="8pt" fo:letter-spacing="normal" fo:font-style="normal" fo:font-weight="normal"/>
    </style:style>
    <style:style style:name="T16" style:family="text">
      <style:text-properties loext:padding="0.049cm" loext:border="0.06pt solid #e3e3e3"/>
    </style:style>
    <style:style style:name="T17" style:family="text">
      <style:text-properties officeooo:rsid="00073e03"/>
    </style:style>
    <style:style style:name="T18" style:family="text">
      <style:text-properties officeooo:rsid="00078169"/>
    </style:style>
    <style:style style:name="T19" style:family="text">
      <style:text-properties officeooo:rsid="000812c6"/>
    </style:style>
    <style:style style:name="T20" style:family="text">
      <style:text-properties fo:font-size="10.5pt" style:font-size-asian="10.5pt" style:font-size-complex="10.5pt"/>
    </style:style>
    <style:style style:name="T21" style:family="text">
      <style:text-properties fo:font-size="10.5pt" style:font-size-asian="10.5pt" style:font-size-complex="10.5pt" loext:padding="0.049cm" loext:border="0.06pt solid #e3e3e3"/>
    </style:style>
    <style:style style:name="T22" style:family="text">
      <style:text-properties fo:color="#c9211e" loext:opacity="100%"/>
    </style:style>
    <style:style style:name="T23" style:family="text">
      <style:text-properties fo:color="#c9211e" loext:opacity="100%" loext:padding="0.049cm" loext:border="0.06pt solid #e3e3e3"/>
    </style:style>
    <style:style style:name="T24" style:family="text">
      <style:text-properties fo:color="#c9211e" loext:opacity="100%" fo:font-size="10.5pt" style:font-size-asian="10.5pt" style:font-size-complex="10.5pt"/>
    </style:style>
    <style:style style:name="T25" style:family="text">
      <style:text-properties fo:color="#333333" loext:opacity="100%"/>
    </style:style>
    <style:style style:name="T26" style:family="text">
      <style:text-properties fo:color="#333333" loext:opacity="100%" loext:padding="0.049cm" loext:border="0.06pt solid #e3e3e3"/>
    </style:style>
    <style:style style:name="T27" style:family="text">
      <style:text-properties fo:color="#00a933" loext:opacity="100%"/>
    </style:style>
    <style:style style:name="T28" style:family="text">
      <style:text-properties fo:color="#00a933" loext:opacity="100%" loext:padding="0.049cm" loext:border="0.06pt solid #e3e3e3"/>
    </style:style>
    <style:style style:name="T29" style:family="text">
      <style:text-properties fo:color="#ffff00" loext:opacity="100%"/>
    </style:style>
    <style:style style:name="T30" style:family="text">
      <style:text-properties fo:color="#ffff00" loext:opacity="100%" loext:padding="0.049cm" loext:border="0.06pt solid #e3e3e3"/>
    </style:style>
    <style:style style:name="T31" style:family="text">
      <style:text-properties fo:color="#3465a4" loext:opacity="100%"/>
    </style:style>
    <style:style style:name="T32" style:family="text">
      <style:text-properties fo:color="#3465a4" loext:opacity="100%" loext:padding="0.049cm" loext:border="0.06pt solid #e3e3e3"/>
    </style:style>
    <style:style style:name="T33" style:family="text">
      <style:text-properties fo:color="#8d1d75" loext:opacity="100%" fo:font-size="10.5pt" style:font-size-asian="10.5pt" style:font-size-complex="10.5pt"/>
    </style:style>
    <style:style style:name="T34" style:family="text">
      <style:text-properties fo:color="#8d1d75" loext:opacity="100%" fo:font-size="10.5pt" style:font-size-asian="10.5pt" style:font-size-complex="10.5pt" loext:padding="0.049cm" loext:border="0.06pt solid #e3e3e3"/>
    </style:style>
    <style:style style:name="T35" style:family="text">
      <style:text-properties fo:color="#ffbf00" loext:opacity="100%"/>
    </style:style>
    <style:style style:name="T36" style:family="text">
      <style:text-properties fo:color="#ffbf00" loext:opacity="100%" loext:padding="0.049cm" loext:border="0.06pt solid #e3e3e3"/>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2">Mention légale</text:span></text:span><text:span text:style-name="T1"> : "Ce site web est la propriété de </text:span><text:span text:style-name="T3">Imad Talbi</text:span><text:span text:style-name="T1">/ </text:span><text:span text:style-name="T4">C</text:span><text:span text:style-name="T3">oin</text:span><text:span text:style-name="T4">D</text:span><text:span text:style-name="T3">e</text:span><text:span text:style-name="T4">L</text:span><text:span text:style-name="T3">a</text:span><text:span text:style-name="T4">H</text:span><text:span text:style-name="T3">ess</text:span><text:span text:style-name="T1">. Tous droits réservés."</text:span></text:p>
      <text:list xml:id="list735074297" text:style-name="L1">
        <text:list-item>
          <text:p text:style-name="P7"><text:span text:style-name="Strong_20_Emphasis"><text:span text:style-name="T23">Clause de non-responsabilité</text:span></text:span><text:span text:style-name="T22"> :</text:span><text:span text:style-name="T24">Les informations fournies sur ce site sont fournies à titre informatif uniquement et ne doivent pas être interprétées comme des conseils professionnels, médicaux, juridiques, financiers ou autres. Nous nous efforçons de garantir l'exactitude et l'actualité des informations publiées, mais nous ne pouvons garantir que toutes les informations sont complètes, fiables ou pertinentes à tout moment.</text:span></text:p>
          <text:p text:style-name="P11">Nous déclinons toute responsabilité pour toute perte, dommage ou préjudice, qu'il soit direct ou indirect, découlant de l'utilisation ou de la confiance accordée à ces informations. Les utilisateurs sont encouragés à consulter des professionnels qualifiés pour obtenir des conseils spécifiques à leurs besoins.</text:p>
          <text:p text:style-name="P11">Les opinions exprimées dans les articles, les commentaires ou les analyses sont celles de leurs auteurs respectifs et ne reflètent pas nécessairement les opinions de notre site d'information. Les liens vers des sites tiers sont fournis pour la commodité des utilisateurs, mais nous n'avalisons pas le contenu de ces sites et déclinons toute responsabilité quant à leur contenu ou leur utilisation.</text:p>
          <text:p text:style-name="P12"><text:span text:style-name="T20">En utilisant ce site, vous acceptez de décharger de toute responsabilité notre site d'information, ses propriétaires, ses administrateurs, ses rédacteurs et ses affiliés de toute réclamation ou demande résultant de votre utilisation ou de votre accès à ce site ou de votre violation de ces conditions d'utilisation.</text:span></text:p>
        </text:list-item>
        <text:list-item>
          <text:p text:style-name="P6"><text:span text:style-name="Strong_20_Emphasis"><text:span text:style-name="T28">Politique de confidentialité</text:span></text:span><text:span text:style-name="T27"> : </text:span><text:span text:style-name="T13">Nous utilisons certaines données, telles que les préférences de navigation et les historiques de lecture, pour personnaliser le contenu et les recommandations afin de mieux répondre aux intérêts de nos utilisateurs. Cela nous permet de fournir une expérience plus pertinente et enrichissante à chaque visiteur de notre site.</text:span></text:p>
          <text:p text:style-name="P13"><text:span text:style-name="T9">Les données collectées, telles que les statistiques de navigation, les retours d'utilisateurs et les performances du site, sont utilisées pour identifier les zones à améliorer. Nous analysons ces données pour optimiser la convivialité du site, la vitesse de chargement des pages et la présentation du contenu, afin d'offrir une expérience de lecture fluide et agréable à nos visiteurs.</text:span></text:p>
          <text:p text:style-name="P13"><text:span text:style-name="T9">Nous utilisons des outils d'analyse pour examiner les tendances de navigation, comprendre les comportements des utilisateurs et identifier les sujets qui suscitent le plus d'intérêt. Ces analyses nous aident à adapter notre contenu éditorial et à fournir des informations pertinentes et actuelles qui correspondent aux besoins de notre audience.</text:span></text:p>
          <text:p text:style-name="P13"><text:span text:style-name="T9">Nous tenons à souligner que toutes les données collectées sont traitées de manière anonyme et agrégée, et ne sont utilisées que dans le cadre de l'amélioration de notre site d'information. Nous ne vendons ni ne louons jamais les données personnelles de nos utilisateurs à des tiers. Notre engagement est de protéger la confidentialité de nos utilisateurs et de garantir que leurs données sont utilisées de manière responsable et transparente, conformément à notre politique de confidentialité. <text:s text:c="2"/></text:span><text:s/></text:p>
        </text:list-item>
        <text:list-item>
          <text:p text:style-name="P5"><text:span text:style-name="Strong_20_Emphasis"><text:span text:style-name="T32">Conditions d'utilisation</text:span></text:span><text:span text:style-name="T31"> : </text:span><text:span text:style-name="T15">Ce site est destiné à fournir des informations générales et des actualités dans divers domaines. Nous nous efforçons de garantir l'exactitude et l'actualité des informations fournies, mais nous ne pouvons garantir que toutes les informations sont complètes, fiables ou pertinentes à tout moment.</text:span><text:span text:style-name="T31"> </text:span></text:p>
          <text:p text:style-name="P14"><text:span text:style-name="T10">Vous êtes autorisé à accéder et à utiliser ce site uniquement à des fins légales et conformément à ces conditions d'utilisation. Vous acceptez de ne pas utiliser ce site d'une manière qui enfreint les lois applicables ou qui porte atteinte aux droits de tiers.</text:span></text:p>
          <text:p text:style-name="P14"><text:span text:style-name="T10">Le contenu de ce site, y compris mais sans s'y limiter, les textes, les graphiques, les images, les vidéos et les logos, est protégé par des droits d'auteur et d'autres lois sur la propriété intellectuelle. Vous acceptez de respecter tous les droits de propriété </text:span><text:soft-page-break/><text:span text:style-name="T10">intellectuelle associés à ce site et de ne pas reproduire, distribuer, modifier ou exploiter de quelque manière que ce soit le contenu sans autorisation préalable. </text:span><text:s/></text:p>
          <text:p text:style-name="P14"><text:span text:style-name="T10">Liens vers des sites tiers : Ce site peut contenir des liens vers des sites web tiers. Ces liens sont fournis pour votre commodité et n'impliquent pas notre approbation du contenu de ces sites. Nous déclinons toute responsabilité quant au contenu ou à l'utilisation de ces sites tiers.</text:span> </text:p>
          <text:p text:style-name="P14"><text:span text:style-name="T10">Nous nous réservons le droit de modifier ces conditions d'utilisation à tout moment et sans préavis. Les modifications seront effectives dès leur publication sur ce site. Il est de votre responsabilité de consulter régulièrement ces conditions d'utilisation pour prendre connaissance de toute modification.</text:span> </text:p>
        </text:list-item>
        <text:list-item>
          <text:p text:style-name="P8"><text:span text:style-name="Strong_20_Emphasis"><text:span text:style-name="T16">Contact</text:span></text:span> :<text:span text:style-name="T33"> Pour toute question ou préoccupation concernant ce site, veuillez nous contacter à l'adresse électronique suivante : </text:span><text:span text:style-name="T34">imadtalbipro12@gmail.com</text:span><text:span text:style-name="T33"> ou par téléphone au 06 ** ** ** **. Nous nous efforcerons de répondre à vos demandes dans les plus brefs délais.</text:span></text:p>
          <text:p text:style-name="P8"><text:span text:style-name="T33">Votre avis est important pour nous. Si vous avez des commentaires, des suggestions d'amélioration ou des informations à partager, n'hésitez pas à nous contacter. Nous sommes là pour vous aider et nous sommes reconnaissants de votre intérêt pour notre site d'information.</text:span></text:p>
        </text:list-item>
        <text:list-item>
          <text:p text:style-name="P9"><text:span text:style-name="Strong_20_Emphasis"><text:span text:style-name="T16">Droits d'auteur</text:span></text:span> :Tous les contenus présents sur ce site, y compris mais sans s'y limiter, les textes, images, graphiques, logos et vidéos, sont la propriété de [Nom de votre organisation] ou de ses fournisseurs de contenu, et sont protégés par les lois sur le droit d'auteur.</text:p>
          <text:p text:style-name="P9">Vous êtes autorisé à consulter, télécharger et imprimer les contenus de ce site pour votre usage personnel et non commercial uniquement. Toute autre utilisation, y compris mais sans s'y limiter, la reproduction, la modification, la distribution, la transmission ou la republication du contenu, est strictement interdite sans autorisation préalable écrite de [Nom de votre organisation].</text:p>
          <text:p text:style-name="P9">Les marques de commerce, les marques de service et les logos utilisés sur ce site sont la propriété de [Nom de votre organisation] ou de tiers, et leur utilisation est soumise à des restrictions similaires en matière de droits d'auteur.</text:p>
          <text:p text:style-name="P9">Si vous pensez que du contenu présent sur ce site viole vos droits d'auteur, veuillez nous contacter à l'adresse [adresse e-mail] avec une description détaillée de la prétendue violation. Nous enquêterons sur votre réclamation et prendrons les mesures appropriées conformément à la législation en vigueur.</text:p>
          <text:p text:style-name="P5"/>
        </text:list-item>
        <text:list-item>
          <text:p text:style-name="P9"><text:span text:style-name="Strong_20_Emphasis"><text:span text:style-name="T36">Liens externes</text:span></text:span><text:span text:style-name="T35"> :Ce site d'information peut contenir des liens vers des sites web tiers à titre informatif seulement. Nous tenons à souligner que nous ne contrôlons pas le contenu de ces sites externes et que nous déclinons toute responsabilité quant à leur contenu, leur exactitude ou leurs pratiques en matière de confidentialité.</text:span></text:p>
          <text:p text:style-name="P16">L'utilisation de ces liens est à votre propre discrétion et risque. Nous vous recommandons de lire attentivement les politiques de confidentialité et les conditions d'utilisation de tout site tiers que vous visitez, car elles peuvent différer des nôtres.</text:p>
          <text:p text:style-name="P16">Nous faisons de notre mieux pour nous assurer que les liens externes présents sur notre site sont pertinents et sûrs, mais nous ne pouvons garantir la qualité ou l'intégrité du contenu de ces sites externes.</text:p>
          <text:p text:style-name="P16"><text:soft-page-break/>Si vous rencontrez des problèmes avec un lien externe sur notre site d'information, nous vous encourageons à nous contacter afin que nous puissions enquêter et prendre les mesures appropriées pour résoudre la situation dans les plus brefs délais.</text:p>
          <text:p text:style-name="P15"/>
        </text:list-item>
      </text:list>
      <text:p text:style-name="P3"/>
      <text:p text:style-name="P4"/>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rianne" svg:font-family="Marianne, arial, sans-serif"/>
    <style:font-face style:name="S hne" svg:font-family="'S hne', ui-sans-serif, system-ui, apple-system, 'Segoe UI', Roboto, Ubuntu, Cantarell, 'Noto Sans', sans-serif, 'Helvetica Neue', Arial, 'Apple Color Emoji', 'Segoe UI Emoji', 'Segoe UI Symbol', 'Noto Color Emoji'"/>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07T11:32:50.506000000</meta:creation-date>
    <dc:date>2024-03-11T11:45:52.859000000</dc:date>
    <meta:editing-duration>PT29M59S</meta:editing-duration>
    <meta:editing-cycles>2</meta:editing-cycles>
    <meta:generator>LibreOffice/7.0.2.2$Windows_X86_64 LibreOffice_project/8349ace3c3162073abd90d81fd06dcfb6b36b994</meta:generator>
    <meta:document-statistic meta:table-count="0" meta:image-count="0" meta:object-count="0" meta:page-count="3" meta:paragraph-count="24" meta:word-count="1146" meta:character-count="7517" meta:non-whitespace-character-count="6392"/>
  </office:meta>
</office:document-meta>
</file>